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2.8299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il Number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s the train in position and is there a puck 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s there a material under the camera 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Is the material Blue 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Is the material Re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Is the material Whit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s the material Faulty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7:48:00.563744181</meta:creation-date>
    <dc:date>2022-11-17T07:52:47.869142537</dc:date>
    <meta:editing-duration>PT4M48S</meta:editing-duration>
    <meta:editing-cycles>1</meta:editing-cycles>
    <meta:document-statistic meta:table-count="1" meta:cell-count="28" meta:object-count="0"/>
    <meta:generator>LibreOffice/7.3.4.2$Linux_X86_64 LibreOffice_project/30$Build-2</meta:generator>
  </office:meta>
</office:document-meta>
</file>